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9%" draw:opacity-name="" draw:textarea-vertical-align="middle"/>
    </style:style>
    <style:style style:name="gr2" style:family="graphic" style:parent-style-name="standard">
      <style:graphic-properties svg:stroke-color="#65c295" draw:fill="none" draw:textarea-horizontal-align="justify" draw:textarea-vertical-align="middle" draw:auto-grow-height="false" fo:min-height="0.769cm" fo:min-width="0.84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opacity="50%" draw:opacity-name="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47cm" fo:min-width="0.669cm"/>
    </style:style>
    <style:style style:name="gr7" style:family="graphic" style:parent-style-name="standard">
      <style:graphic-properties svg:stroke-color="#21409a" draw:fill="none" draw:textarea-horizontal-align="justify" draw:textarea-vertical-align="middle" draw:auto-grow-height="false" fo:min-height="0.769cm" fo:min-width="0.847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47cm" fo:min-width="0.758cm"/>
    </style:style>
    <style:style style:name="P1" style:family="paragraph">
      <loext:graphic-properties draw:opacity="9%"/>
      <style:paragraph-properties fo:text-align="center"/>
      <style:text-properties fo:font-weight="normal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7.144cm" svg:height="5.968cm" svg:x="1cm" svg:y="6.08cm" svg:viewBox="0 0 17145 5969" svg:d="M635 0c3302 2032 16510 2413 16510 2413l-2921 3556-13716-889-508-4699z">
          <text:p/>
        </draw:path>
        <draw:custom-shape draw:style-name="gr2" draw:text-style-name="P3" xml:id="id2" draw:id="id2" draw:layer="layout" svg:width="1.905cm" svg:height="1.439cm" svg:x="5.191cm" svg:y="4.684cm">
          <text:p text:style-name="P2"><text:span text:style-name="T1">C</text:span><text:span text:style-name="T1">u</text:span><text:span text:style-name="T1">l</text:span><text:span text:style-name="T1">t</text:span><text:span text:style-name="T1">u</text:span><text:span text:style-name="T1">r</text:span><text:span text:style-name="T1">a</text:span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52cm" svg:height="0.584cm" svg:x="9.265cm" svg:y="2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5" draw:layer="layout" svg:x1="9.591cm" svg:y1="2.855cm" svg:x2="9.591cm" svg:y2="3.439cm">
          <text:p/>
        </draw:line>
        <draw:line draw:style-name="gr4" draw:text-style-name="P5" draw:layer="layout" svg:x1="9.591cm" svg:y1="2.855cm" svg:x2="9.156cm" svg:y2="3.147cm">
          <text:p/>
        </draw:line>
        <draw:line draw:style-name="gr4" draw:text-style-name="P5" draw:layer="layout" svg:x1="9.591cm" svg:y1="2.855cm" svg:x2="10.008cm" svg:y2="3.168cm">
          <text:p/>
        </draw:line>
        <draw:line draw:style-name="gr4" draw:text-style-name="P5" xml:id="id1" draw:id="id1" draw:layer="layout" svg:x1="9.609cm" svg:y1="3.439cm" svg:x2="9.174cm" svg:y2="3.731cm">
          <text:p/>
        </draw:line>
        <draw:line draw:style-name="gr4" draw:text-style-name="P5" xml:id="id3" draw:id="id3" draw:layer="layout" svg:x1="9.609cm" svg:y1="3.439cm" svg:x2="10.026cm" svg:y2="3.752cm">
          <text:p/>
        </draw:line>
        <draw:custom-shape draw:style-name="gr2" draw:text-style-name="P3" xml:id="id4" draw:id="id4" draw:layer="layout" svg:width="1.905cm" svg:height="1.439cm" svg:x="9.128cm" svg:y="4.769cm">
          <text:p text:style-name="P2"><text:span text:style-name="T1">Sto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5" draw:id="id5" draw:layer="layout" svg:width="1.905cm" svg:height="1.439cm" svg:x="11.922cm" svg:y="4.811cm">
          <text:p text:style-name="P2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9.174cm" svg:y1="3.585cm" svg:x2="6.144cm" svg:y2="4.684cm" draw:start-shape="id1" draw:start-glue-point="3" draw:end-shape="id2" draw:end-glue-point="4" svg:d="M9174 3585l-3030 1099" svg:viewBox="0 0 3031 1100">
          <text:p/>
        </draw:connector>
        <draw:connector draw:style-name="gr5" draw:text-style-name="P5" draw:layer="layout" draw:type="line" svg:x1="9.817cm" svg:y1="3.752cm" svg:x2="10.081cm" svg:y2="4.769cm" draw:start-shape="id3" draw:start-glue-point="2" draw:end-shape="id4" draw:end-glue-point="4" svg:d="M9817 3752l264 1017" svg:viewBox="0 0 265 1018">
          <text:p/>
        </draw:connector>
        <draw:connector draw:style-name="gr5" draw:text-style-name="P5" draw:layer="layout" draw:type="line" svg:x1="10.026cm" svg:y1="3.595cm" svg:x2="12.875cm" svg:y2="4.811cm" draw:start-shape="id3" draw:start-glue-point="1" draw:end-shape="id5" draw:end-glue-point="4" svg:d="M10026 3595l2849 1216" svg:viewBox="0 0 2850 1217">
          <text:p/>
        </draw:connector>
        <draw:custom-shape draw:style-name="gr6" draw:text-style-name="P7" xml:id="id6" draw:id="id6" draw:layer="layout" svg:width="1.651cm" svg:height="1.016cm" svg:x="3.032cm" svg:y="4.049cm">
          <text:p text:style-name="P6"><text:span text:style-name="T2">pref: .85</text:span></text:p>
          <text:p text:style-name="P6"><text:span text:style-name="T2">conf: 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5" draw:text-style-name="P5" draw:layer="layout" draw:type="line" svg:x1="4.683cm" svg:y1="4.557cm" svg:x2="4.683cm" svg:y2="4.557cm" draw:start-shape="id6" draw:start-glue-point="10" draw:end-shape="id6" draw:end-glue-point="10" svg:d="M4683 4557z" svg:viewBox="0 0 1 1">
          <text:p/>
        </draw:connector>
        <draw:connector draw:style-name="gr4" draw:text-style-name="P5" draw:layer="layout" draw:type="line" svg:x1="5.191cm" svg:y1="5.404cm" svg:x2="4.442cm" svg:y2="4.917cm" draw:start-shape="id2" draw:start-glue-point="6" draw:end-shape="id6" draw:end-glue-point="9" svg:d="M5191 5404l-749-487" svg:viewBox="0 0 750 488">
          <text:p/>
        </draw:connector>
        <draw:custom-shape draw:style-name="gr6" draw:text-style-name="P7" xml:id="id7" draw:id="id7" draw:layer="layout" svg:width="1.651cm" svg:height="1.016cm" svg:x="6.969cm" svg:y="5.573cm">
          <text:p text:style-name="P6"><text:span text:style-name="T2">pref: .5</text:span></text:p>
          <text:p text:style-name="P6"><text:span text:style-name="T2">conf: 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5" draw:text-style-name="P5" draw:layer="layout" draw:type="line" svg:x1="8.62cm" svg:y1="6.081cm" svg:x2="8.62cm" svg:y2="6.081cm" draw:start-shape="id7" draw:start-glue-point="10" draw:end-shape="id7" draw:end-glue-point="10" svg:d="M8620 6081z" svg:viewBox="0 0 1 1">
          <text:p/>
        </draw:connector>
        <draw:connector draw:style-name="gr4" draw:text-style-name="P5" draw:layer="layout" draw:type="line" svg:x1="9.128cm" svg:y1="5.489cm" svg:x2="8.379cm" svg:y2="5.721cm" draw:start-shape="id4" draw:start-glue-point="6" draw:end-shape="id7" draw:end-glue-point="11" svg:d="M9128 5489l-749 232" svg:viewBox="0 0 750 233">
          <text:p/>
        </draw:connector>
        <draw:custom-shape draw:style-name="gr6" draw:text-style-name="P7" xml:id="id8" draw:id="id8" draw:layer="layout" svg:width="1.651cm" svg:height="1.016cm" svg:x="13.192cm" svg:y="3.287cm">
          <text:p text:style-name="P6"><text:span text:style-name="T2">pref: .7</text:span></text:p>
          <text:p text:style-name="P6"><text:span text:style-name="T2">conf: 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5" draw:layer="layout" draw:type="line" svg:x1="14.018cm" svg:y1="4.303cm" svg:x2="13.548cm" svg:y2="5.021cm" draw:start-shape="id8" draw:start-glue-point="8" draw:end-shape="id5" draw:end-glue-point="11" svg:d="M14018 4303l-470 718" svg:viewBox="0 0 471 719">
          <text:p/>
        </draw:connector>
        <draw:custom-shape draw:style-name="gr7" draw:text-style-name="P9" xml:id="id9" draw:id="id9" draw:layer="layout" svg:width="1.905cm" svg:height="1.439cm" svg:x="2.397cm" svg:y="8.198cm">
          <text:p text:style-name="P8"><text:span text:style-name="T3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0" draw:id="id10" draw:layer="layout" svg:width="1.905cm" svg:height="1.439cm" svg:x="5.826cm" svg:y="8.367cm">
          <text:p text:style-name="P10"><text:span text:style-name="T4">Art Gall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1" draw:id="id11" draw:layer="layout" svg:width="1.905cm" svg:height="1.439cm" svg:x="9.001cm" svg:y="8.494cm">
          <text:p text:style-name="P10"><text:span text:style-name="T4">Souven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3" draw:id="id13" draw:layer="layout" svg:width="1.905cm" svg:height="1.439cm" svg:x="15.097cm" svg:y="8.494cm">
          <text:p text:style-name="P8"><text:span text:style-name="T3">Go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2" draw:id="id12" draw:layer="layout" svg:width="1.905cm" svg:height="1.439cm" svg:x="11.541cm" svg:y="8.621cm">
          <text:p text:style-name="P8"><text:span text:style-name="T3">Stad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5.47cm" svg:y1="5.913cm" svg:x2="3.35cm" svg:y2="8.198cm" draw:end-shape="id9" draw:end-glue-point="4" svg:d="M5470 5913l-2120 2285" svg:viewBox="0 0 2121 2286">
          <text:p/>
        </draw:connector>
        <draw:connector draw:style-name="gr5" draw:text-style-name="P5" draw:layer="layout" draw:type="line" svg:x1="6.144cm" svg:y1="6.123cm" svg:x2="6.779cm" svg:y2="8.367cm" draw:end-shape="id10" draw:end-glue-point="4" svg:d="M6144 6123l635 2244" svg:viewBox="0 0 636 2245">
          <text:p/>
        </draw:connector>
        <draw:connector draw:style-name="gr5" draw:text-style-name="P5" draw:layer="layout" draw:type="line" svg:x1="10.081cm" svg:y1="6.208cm" svg:x2="9.954cm" svg:y2="8.494cm" draw:start-shape="id4" draw:start-glue-point="8" draw:end-shape="id11" draw:end-glue-point="4" svg:d="M10081 6208l-127 2286" svg:viewBox="0 0 128 2287">
          <text:p/>
        </draw:connector>
        <draw:connector draw:style-name="gr5" draw:text-style-name="P5" draw:layer="layout" draw:type="line" svg:x1="12.875cm" svg:y1="6.25cm" svg:x2="12.494cm" svg:y2="8.621cm" draw:start-shape="id5" draw:start-glue-point="8" draw:end-shape="id12" draw:end-glue-point="4" svg:d="M12875 6250l-381 2371" svg:viewBox="0 0 382 2372">
          <text:p/>
        </draw:connector>
        <draw:connector draw:style-name="gr5" draw:text-style-name="P5" draw:layer="layout" draw:type="line" svg:x1="13.548cm" svg:y1="6.04cm" svg:x2="16.05cm" svg:y2="8.494cm" draw:start-shape="id5" draw:start-glue-point="9" draw:end-shape="id13" draw:end-glue-point="4" svg:d="M13548 6040l2502 2454" svg:viewBox="0 0 2503 2455">
          <text:p/>
        </draw:connector>
        <draw:custom-shape draw:style-name="gr6" draw:text-style-name="P7" xml:id="id14" draw:id="id14" draw:layer="layout" svg:width="1.651cm" svg:height="1.016cm" svg:x="1.127cm" svg:y="6.589cm">
          <text:p text:style-name="P6"><text:span text:style-name="T2">pref: .85</text:span></text:p>
          <text:p text:style-name="P6"><text:span text:style-name="T2">conf: .9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7" xml:id="id18" draw:id="id18" draw:layer="layout" svg:width="1.651cm" svg:height="1.016cm" svg:x="13.827cm" svg:y="10.272cm">
          <text:p text:style-name="P6"><text:span text:style-name="T2">pref: .7</text:span></text:p>
          <text:p text:style-name="P6"><text:span text:style-name="T2">conf: .9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7" xml:id="id17" draw:id="id17" draw:layer="layout" svg:width="1.651cm" svg:height="1.016cm" svg:x="10.525cm" svg:y="10.399cm">
          <text:p text:style-name="P6"><text:span text:style-name="T2">pref: .7</text:span></text:p>
          <text:p text:style-name="P6"><text:span text:style-name="T2">conf: .9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7" xml:id="id16" draw:id="id16" draw:layer="layout" svg:width="1.651cm" svg:height="1.016cm" svg:x="6.715cm" svg:y="10.145cm">
          <text:p text:style-name="P6"><text:span text:style-name="T2">pref: .5</text:span></text:p>
          <text:p text:style-name="P6"><text:span text:style-name="T2">conf: .9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13" xml:id="id15" draw:id="id15" draw:layer="layout" svg:width="1.778cm" svg:height="1.016cm" svg:x="3.54cm" svg:y="10.017cm">
          <text:p text:style-name="P12"><text:span text:style-name="T5">pref: .675</text:span></text:p>
          <text:p text:style-name="P12"><text:span text:style-name="T5">conf: .9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5" draw:layer="layout" draw:type="line" svg:x1="2.537cm" svg:y1="7.457cm" svg:x2="2.676cm" svg:y2="8.408cm" draw:start-shape="id14" draw:start-glue-point="9" draw:end-shape="id9" draw:end-glue-point="5" svg:d="M2537 7457l139 951" svg:viewBox="0 0 140 952">
          <text:p/>
        </draw:connector>
        <draw:connector draw:style-name="gr4" draw:text-style-name="P5" draw:layer="layout" draw:type="line" svg:x1="6.105cm" svg:y1="9.596cm" svg:x2="5.058cm" svg:y2="10.165cm" draw:start-shape="id10" draw:start-glue-point="7" draw:end-shape="id15" draw:end-glue-point="11" svg:d="M6105 9596l-1047 569" svg:viewBox="0 0 1048 570">
          <text:p/>
        </draw:connector>
        <draw:connector draw:style-name="gr4" draw:text-style-name="P5" draw:layer="layout" draw:type="line" svg:x1="9.28cm" svg:y1="9.723cm" svg:x2="8.125cm" svg:y2="10.293cm" draw:start-shape="id11" draw:start-glue-point="7" draw:end-shape="id16" draw:end-glue-point="11" svg:d="M9280 9723l-1155 570" svg:viewBox="0 0 1156 571">
          <text:p/>
        </draw:connector>
        <draw:connector draw:style-name="gr4" draw:text-style-name="P5" draw:layer="layout" draw:type="line" svg:x1="11.82cm" svg:y1="9.85cm" svg:x2="11.351cm" svg:y2="10.399cm" draw:start-shape="id12" draw:start-glue-point="7" draw:end-shape="id17" draw:end-glue-point="4" svg:d="M11820 9850l-469 549" svg:viewBox="0 0 470 550">
          <text:p/>
        </draw:connector>
        <draw:connector draw:style-name="gr4" draw:text-style-name="P5" draw:layer="layout" draw:type="line" svg:x1="15.376cm" svg:y1="9.723cm" svg:x2="14.653cm" svg:y2="10.272cm" draw:start-shape="id13" draw:start-glue-point="7" draw:end-shape="id18" draw:end-glue-point="4" svg:d="M15376 9723l-723 549" svg:viewBox="0 0 724 550">
          <text:p/>
        </draw:connector>
        <draw:connector draw:style-name="gr5" draw:text-style-name="P5" draw:layer="layout" draw:type="line" svg:x1="9.407cm" svg:y1="5.998cm" svg:x2="7.452cm" svg:y2="8.577cm" draw:start-shape="id4" draw:start-glue-point="7" draw:end-shape="id10" draw:end-glue-point="11" svg:d="M9407 5998l-1955 2579" svg:viewBox="0 0 1956 25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0T16:33:12.078441141</meta:creation-date>
    <dc:date>2020-06-10T16:46:03.586978278</dc:date>
    <meta:editing-duration>PT12M51S</meta:editing-duration>
    <meta:editing-cycles>3</meta:editing-cycles>
    <meta:generator>LibreOffice/6.0.7.3$Linux_X86_64 LibreOffice_project/00m0$Build-3</meta:generator>
    <meta:document-statistic meta:object-count="42"/>
  </office:meta>
</office:document-meta>
</file>